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Liberation Serif" svg:font-family="&quot;Liberation Serif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8AA97"/>
      <style:text-properties fo:font-weight="bold" style:font-weight-asian="bold" style:font-weight-complex="bold"/>
    </style:style>
    <style:style style:name="ce3" style:family="table-cell" style:parent-style-name="Default" style:data-style-name="N36"/>
    <style:style style:name="ce4" style:family="table-cell" style:parent-style-name="Default" style:data-style-name="N36">
      <style:table-cell-properties fo:background-color="#F8AA97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fo:wrap-option="wrap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6" style:family="table-cell" style:parent-style-name="Default" style:data-style-name="N0"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7" style:family="table-cell" style:parent-style-name="Default" style:data-style-name="N30">
      <style:table-cell-properties style:vertical-align="automatic" fo:wrap-option="wrap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8" style:family="table-cell" style:parent-style-name="Default" style:data-style-name="N0">
      <style:table-cell-properties fo:background-color="#FDC578"/>
      <style:text-properties fo:font-weight="bold" style:font-weight-asian="bold" style:font-weight-complex="bold"/>
    </style:style>
    <style:style style:name="ce9" style:family="table-cell" style:parent-style-name="Default" style:data-style-name="N36">
      <style:table-cell-properties fo:background-color="#FDC578"/>
      <style:text-properties fo:font-weight="bold" style:font-weight-asian="bold" style:font-weight-complex="bold"/>
    </style:style>
    <style:style style:name="ce10" style:family="table-cell" style:parent-style-name="Default" style:data-style-name="N36">
      <style:table-cell-properties style:vertical-align="automatic" fo:background-color="#FDC578" style:repeat-content="false"/>
      <style:paragraph-properties fo:text-align="end" fo:margin-right="0cm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ackground-color="#89C765"/>
      <style:text-properties fo:font-weight="bold" style:font-weight-asian="bold" style:font-weight-complex="bold"/>
    </style:style>
    <style:style style:name="ce12" style:family="table-cell" style:parent-style-name="Default" style:data-style-name="N36">
      <style:table-cell-properties fo:background-color="#89C765"/>
      <style:text-properties fo:font-weight="bold" style:font-weight-asian="bold" style:font-weight-complex="bold"/>
    </style:style>
    <style:style style:name="ce13" style:family="table-cell" style:parent-style-name="Default" style:data-style-name="N36">
      <style:table-cell-properties style:vertical-align="automatic" fo:background-color="#89C765" style:repeat-content="false"/>
      <style:paragraph-properties fo:text-align="end" fo:margin-right="0cm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fo:background-color="#89C765"/>
      <style:text-properties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co1" style:family="table-column">
      <style:table-column-properties fo:break-before="auto" style:column-width="4.73604166666667cm"/>
    </style:style>
    <style:style style:name="co2" style:family="table-column">
      <style:table-column-properties fo:break-before="auto" style:column-width="4.23333333333333cm"/>
    </style:style>
    <style:style style:name="co3" style:family="table-column">
      <style:table-column-properties fo:break-before="auto" style:column-width="3.12208333333333cm"/>
    </style:style>
    <style:style style:name="co4" style:family="table-column">
      <style:table-column-properties fo:break-before="auto" style:column-width="2.91041666666667cm"/>
    </style:style>
    <style:style style:name="co5" style:family="table-column">
      <style:table-column-properties fo:break-before="auto" style:column-width="2.24895833333333cm"/>
    </style:style>
    <style:style style:name="co6" style:family="table-column">
      <style:table-column-properties fo:break-before="auto" style:column-width="1.905cm"/>
    </style:style>
    <style:style style:name="co7" style:family="table-column">
      <style:table-column-properties fo:break-before="auto" style:column-width="8.94291666666667cm"/>
    </style:style>
    <style:style style:name="co8" style:family="table-column">
      <style:table-column-properties fo:break-before="auto" style:column-width="4.312708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25.5pt" style:use-optimal-row-height="true" fo:break-before="auto"/>
    </style:style>
    <style:style style:name="ro4" style:family="table-row">
      <style:table-row-properties style:row-height="16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Monthly_Expenses_and_Saving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6" table:default-cell-style-name="ce1"/>
        <table:table-column table:style-name="co6" table:number-columns-repeated="16374" table:default-cell-style-name="ce1"/>
        <table:table-row table:style-name="ro1">
          <table:table-cell office:value-type="string" table:style-name="ce2">
            <text:p>Monthly Expenses</text:p>
          </table:table-cell>
          <table:table-cell table:number-columns-repeated="3" table:style-name="ce2"/>
          <table:table-cell table:number-columns-repeated="16380" table:style-name="ce1"/>
        </table:table-row>
        <table:table-row table:style-name="ro1">
          <table:table-cell office:value-type="string" table:style-name="ce2">
            <text:p>Item</text:p>
          </table:table-cell>
          <table:table-cell office:value-type="string" table:style-name="ce2">
            <text:p>Low</text:p>
          </table:table-cell>
          <table:table-cell office:value-type="string" table:style-name="ce2">
            <text:p>High</text:p>
          </table:table-cell>
          <table:table-cell office:value-type="string" table:style-name="ce2">
            <text:p>Average</text:p>
          </table:table-cell>
          <table:table-cell table:number-columns-repeated="16380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Insurance</text:p>
          </table:table-cell>
          <table:table-cell office:value-type="currency" office:value="486.02" table:formula="of:=243.01*2" table:style-name="ce3">
            <text:p>$486</text:p>
          </table:table-cell>
          <table:table-cell office:value-type="currency" office:value="837.79199999999992" table:formula="of:=1.2*349.08*2" table:style-name="ce3">
            <text:p>$838</text:p>
          </table:table-cell>
          <table:table-cell office:value-type="currency" office:value="661.90599999999995" table:formula="of:=AVERAGE([.B4:.C4])" table:style-name="ce3">
            <text:p>$662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Hosting</text:p>
          </table:table-cell>
          <table:table-cell office:value-type="currency" office:value="10.000999999999999" table:formula="of:=4.161+5.84" table:style-name="ce3">
            <text:p>$10</text:p>
          </table:table-cell>
          <table:table-cell office:value-type="currency" office:value="100" table:style-name="ce3">
            <text:p>$100</text:p>
          </table:table-cell>
          <table:table-cell office:value-type="currency" office:value="55.000500000000002" table:formula="of:=AVERAGE([.B5:.C5])" table:style-name="ce3">
            <text:p>$55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Vacation Savings</text:p>
          </table:table-cell>
          <table:table-cell office:value-type="currency" office:value="583.33333333333337" table:formula="of:=7000/12" table:style-name="ce3">
            <text:p>$583</text:p>
          </table:table-cell>
          <table:table-cell office:value-type="currency" office:value="1666.6666666666667" table:formula="of:=20000/12" table:style-name="ce3">
            <text:p>$1,667</text:p>
          </table:table-cell>
          <table:table-cell office:value-type="currency" office:value="1125" table:formula="of:=AVERAGE([.B6:.C6])" table:style-name="ce3">
            <text:p>$1,125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Marketing and Voice Talent</text:p>
          </table:table-cell>
          <table:table-cell office:value-type="currency" office:value="20" table:style-name="ce3">
            <text:p>$20</text:p>
          </table:table-cell>
          <table:table-cell office:value-type="currency" office:value="300" table:style-name="ce3">
            <text:p>$300</text:p>
          </table:table-cell>
          <table:table-cell office:value-type="currency" office:value="160" table:formula="of:=AVERAGE([.B7:.C7])" table:style-name="ce3">
            <text:p>$160</text:p>
          </table:table-cell>
          <table:table-cell office:value-type="string" table:style-name="ce1">
            <text:p>Includes very little for PPC etc. (useless at first anyway – can increase later?)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Hosting</text:p>
          </table:table-cell>
          <table:table-cell office:value-type="currency" office:value="25" table:style-name="ce3">
            <text:p>$25</text:p>
          </table:table-cell>
          <table:table-cell office:value-type="currency" office:value="200" table:style-name="ce3">
            <text:p>$200</text:p>
          </table:table-cell>
          <table:table-cell office:value-type="currency" office:value="112.5" table:formula="of:=AVERAGE([.B8:.C8])" table:style-name="ce3">
            <text:p>$113</text:p>
          </table:table-cell>
          <table:table-cell table:number-columns-repeated="16380" table:style-name="ce1"/>
        </table:table-row>
        <table:table-row table:style-name="ro2">
          <table:table-cell table:style-name="ce1"/>
          <table:table-cell table:number-columns-repeated="3" table:style-name="ce3"/>
          <table:table-cell table:number-columns-repeated="16380" table:style-name="ce1"/>
        </table:table-row>
        <table:table-row table:style-name="ro1">
          <table:table-cell office:value-type="string" table:style-name="ce2">
            <text:p>Total Monthly Expenses (Average)</text:p>
          </table:table-cell>
          <table:table-cell table:number-columns-repeated="2" table:style-name="ce2"/>
          <table:table-cell office:value-type="currency" office:value="2114.4065000000001" table:formula="of:=SUM([.D4:.D9])" table:style-name="ce4">
            <text:p>$2,114</text:p>
          </table:table-cell>
          <table:table-cell table:number-columns-repeated="16380" table:style-name="ce1"/>
        </table:table-row>
        <table:table-row table:style-name="ro2">
          <table:table-cell table:style-name="ce1"/>
          <table:table-cell table:number-columns-repeated="3" table:style-name="ce3"/>
          <table:table-cell table:number-columns-repeated="16380" table:style-name="ce1"/>
        </table:table-row>
        <table:table-row table:style-name="ro3">
          <table:table-cell table:style-name="ce1"/>
          <table:table-cell table:number-columns-repeated="3" table:style-name="ce3"/>
          <table:table-cell table:number-columns-repeated="4" table:style-name="ce1"/>
          <table:table-cell office:value-type="string" table:style-name="ce5">
            <text:p>Social Security</text:p>
          </table:table-cell>
          <table:table-cell table:style-name="ce6"/>
          <table:table-cell table:number-columns-repeated="16374"/>
        </table:table-row>
        <table:table-row table:style-name="ro2">
          <table:table-cell table:style-name="ce1"/>
          <table:table-cell table:number-columns-repeated="3" table:style-name="ce3"/>
          <table:table-cell table:number-columns-repeated="4" table:style-name="ce1"/>
          <table:table-cell office:value-type="string" table:style-name="ce5">
            <text:p>Age 62</text:p>
          </table:table-cell>
          <table:table-cell office:value-type="string" table:style-name="ce7">
            <text:p>$1,900.00</text:p>
          </table:table-cell>
          <table:table-cell table:number-columns-repeated="16374"/>
        </table:table-row>
        <table:table-row table:style-name="ro1">
          <table:table-cell office:value-type="string" table:style-name="ce8">
            <text:p>Current and Future savings if employed</text:p>
          </table:table-cell>
          <table:table-cell table:number-columns-repeated="3" table:style-name="ce9"/>
          <table:table-cell table:number-columns-repeated="4" table:style-name="ce1"/>
          <table:table-cell office:value-type="string" table:style-name="ce5">
            <text:p>Age 63</text:p>
          </table:table-cell>
          <table:table-cell office:value-type="string" table:style-name="ce7">
            <text:p>$2,054.00</text:p>
          </table:table-cell>
          <table:table-cell table:number-columns-repeated="16374"/>
        </table:table-row>
        <table:table-row table:style-name="ro1">
          <table:table-cell table:style-name="ce8"/>
          <table:table-cell office:value-type="string" table:style-name="ce10">
            <text:p>Gross</text:p>
          </table:table-cell>
          <table:table-cell office:value-type="string" table:style-name="ce10">
            <text:p>Net *</text:p>
          </table:table-cell>
          <table:table-cell office:value-type="string" table:style-name="ce10">
            <text:p>Monthly</text:p>
          </table:table-cell>
          <table:table-cell table:number-columns-repeated="4" table:style-name="ce1"/>
          <table:table-cell office:value-type="string" table:style-name="ce5">
            <text:p>Age 64</text:p>
          </table:table-cell>
          <table:table-cell office:value-type="string" table:style-name="ce7">
            <text:p>$2,231.00</text:p>
          </table:table-cell>
          <table:table-cell table:number-columns-repeated="16374"/>
        </table:table-row>
        <table:table-row table:style-name="ro2">
          <table:table-cell table:style-name="ce1"/>
          <table:table-cell table:number-columns-repeated="3" table:style-name="ce3"/>
          <table:table-cell table:number-columns-repeated="4" table:style-name="ce1"/>
          <table:table-cell office:value-type="string" table:style-name="ce5">
            <text:p>Age 65</text:p>
          </table:table-cell>
          <table:table-cell office:value-type="string" table:style-name="ce7">
            <text:p>$2,447.00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Monthly savings at current job (est)</text:p>
          </table:table-cell>
          <table:table-cell office:value-type="currency" office:value="7045" table:style-name="ce3">
            <text:p>$7,045</text:p>
          </table:table-cell>
          <table:table-cell office:value-type="currency" office:value="7045" table:style-name="ce3">
            <text:p>$7,045</text:p>
          </table:table-cell>
          <table:table-cell table:style-name="ce3"/>
          <table:table-cell table:number-columns-repeated="4" table:style-name="ce1"/>
          <table:table-cell office:value-type="string" table:style-name="ce5">
            <text:p>Age 66</text:p>
          </table:table-cell>
          <table:table-cell office:value-type="string" table:style-name="ce7">
            <text:p>$2,679.00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tarting point, March, 2021</text:p>
          </table:table-cell>
          <table:table-cell office:value-type="currency" office:value="71729" table:style-name="ce3">
            <text:p>$71,729</text:p>
          </table:table-cell>
          <table:table-cell office:value-type="currency" office:value="31729" table:formula="of:=71729-40000" table:style-name="ce3">
            <text:p>$31,729</text:p>
          </table:table-cell>
          <table:table-cell table:style-name="ce3"/>
          <table:table-cell table:number-columns-repeated="4" table:style-name="ce1"/>
          <table:table-cell office:value-type="string" table:style-name="ce5">
            <text:p>Age 67</text:p>
          </table:table-cell>
          <table:table-cell office:value-type="string" table:style-name="ce7">
            <text:p>$2,871.00</text:p>
          </table:table-cell>
          <table:table-cell table:number-columns-repeated="16374"/>
        </table:table-row>
        <table:table-row table:style-name="ro2">
          <table:table-cell table:style-name="ce1"/>
          <table:table-cell table:number-columns-repeated="3" table:style-name="ce3"/>
          <table:table-cell table:number-columns-repeated="16380" table:style-name="ce1"/>
        </table:table-row>
        <table:table-row table:style-name="ro4">
          <table:table-cell office:value-type="string" table:style-name="ce1">
            <text:p>Savings at 62<text:span text:style-name="T2">nd</text:span><text:s/>birthday</text:p>
          </table:table-cell>
          <table:table-cell office:value-type="currency" office:value="85819" table:formula="of:=[.B18]+([.B17]*2)" table:style-name="ce3">
            <text:p>$85,819</text:p>
          </table:table-cell>
          <table:table-cell office:value-type="currency" office:value="-39181" table:formula="of:=[.C18]+([.C17]*2)-85000" table:style-name="ce3">
            <text:p>-$39,181</text:p>
          </table:table-cell>
          <table:table-cell office:value-type="currency" office:value="-3265.0833333333335" table:formula="of:=[.C20]/12" table:style-name="ce3">
            <text:p>-$3,265</text:p>
          </table:table-cell>
          <table:table-cell table:number-columns-repeated="16380" table:style-name="ce1"/>
        </table:table-row>
        <table:table-row table:style-name="ro4">
          <table:table-cell office:value-type="string" table:style-name="ce1">
            <text:p>Savings at 63<text:span text:style-name="T2">nd</text:span><text:s/>birthday</text:p>
          </table:table-cell>
          <table:table-cell office:value-type="currency" office:value="170359" table:formula="of:=[.B$18]+([.B$17]*14)" table:style-name="ce3">
            <text:p>$170,359</text:p>
          </table:table-cell>
          <table:table-cell office:value-type="currency" office:value="45359" table:formula="of:=[.C$18]+([.C$17]*14)-85000" table:style-name="ce3">
            <text:p>$45,359</text:p>
          </table:table-cell>
          <table:table-cell office:value-type="currency" office:value="3779.9166666666665" table:formula="of:=[.C21]/12" table:style-name="ce3">
            <text:p>$3,780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Savings at 63.5</text:p>
          </table:table-cell>
          <table:table-cell office:value-type="currency" office:value="212629" table:formula="of:=[.B$18]+([.B$17]*20)" table:style-name="ce3">
            <text:p>$212,629</text:p>
          </table:table-cell>
          <table:table-cell office:value-type="currency" office:value="87629" table:formula="of:=[.C$18]+([.C$17]*20)-85000" table:style-name="ce3">
            <text:p>$87,629</text:p>
          </table:table-cell>
          <table:table-cell office:value-type="currency" office:value="7302.416666666667" table:formula="of:=[.C22]/12" table:style-name="ce3">
            <text:p>$7,302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Savings at 64</text:p>
          </table:table-cell>
          <table:table-cell office:value-type="currency" office:value="297169" table:formula="of:=[.B$18]+([.B$17]*32)" table:style-name="ce3">
            <text:p>$297,169</text:p>
          </table:table-cell>
          <table:table-cell office:value-type="currency" office:value="172169" table:formula="of:=[.C$18]+([.C$17]*32)-85000" table:style-name="ce3">
            <text:p>$172,169</text:p>
          </table:table-cell>
          <table:table-cell office:value-type="currency" office:value="14347.416666666666" table:formula="of:=[.C23]/12" table:style-name="ce3">
            <text:p>$14,347</text:p>
          </table:table-cell>
          <table:table-cell table:number-columns-repeated="16380" table:style-name="ce1"/>
        </table:table-row>
        <table:table-row table:style-name="ro2">
          <table:table-cell table:style-name="ce1"/>
          <table:table-cell table:number-columns-repeated="3" table:style-name="ce3"/>
          <table:table-cell table:number-columns-repeated="16380" table:style-name="ce1"/>
        </table:table-row>
        <table:table-row table:style-name="ro2">
          <table:table-cell office:value-type="string" table:style-name="ce1">
            <text:p>* Subtracted out of net are $40000 for home repairs and $85000 cushion that we want</text:p>
          </table:table-cell>
          <table:table-cell table:number-columns-repeated="3" table:style-name="ce3"/>
          <table:table-cell table:number-columns-repeated="16380" table:style-name="ce1"/>
        </table:table-row>
        <table:table-row table:number-rows-repeated="2" table:style-name="ro2">
          <table:table-cell table:style-name="ce1"/>
          <table:table-cell table:number-columns-repeated="3" table:style-name="ce3"/>
          <table:table-cell table:number-columns-repeated="16380" table:style-name="ce1"/>
        </table:table-row>
        <table:table-row table:style-name="ro1">
          <table:table-cell office:value-type="string" table:number-columns-spanned="4" table:number-rows-spanned="1" table:style-name="ce14">
            <text:p>Monthly “Income” (i.e., draw against savings, with and without SS)</text:p>
          </table:table-cell>
          <table:covered-table-cell table:number-columns-repeated="3"/>
          <table:table-cell table:number-columns-repeated="16380" table:style-name="ce1"/>
        </table:table-row>
        <table:table-row table:style-name="ro1">
          <table:table-cell table:style-name="ce11"/>
          <table:table-cell table:style-name="ce12"/>
          <table:table-cell office:value-type="string" table:style-name="ce13">
            <text:p>No SS</text:p>
          </table:table-cell>
          <table:table-cell office:value-type="string" table:style-name="ce13">
            <text:p>SS at retirement</text:p>
          </table:table-cell>
          <table:table-cell table:number-columns-repeated="16380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At 62</text:p>
          </table:table-cell>
          <table:table-cell table:style-name="ce1"/>
          <table:table-cell office:value-type="currency" office:value="-5379.4898333333331" table:formula="of:=[.D20]-[.$D$10]" table:style-name="ce3">
            <text:p>-$5,379</text:p>
          </table:table-cell>
          <table:table-cell office:value-type="currency" office:value="-3479.4898333333331" table:formula="of:=[.C31]+1900" table:style-name="ce3">
            <text:p>-$3,479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At 63</text:p>
          </table:table-cell>
          <table:table-cell table:style-name="ce1"/>
          <table:table-cell office:value-type="currency" office:value="1665.5101666666665" table:formula="of:=[.D21]-[.$D$10]" table:style-name="ce3">
            <text:p>$1,666</text:p>
          </table:table-cell>
          <table:table-cell office:value-type="currency" office:value="3719.5101666666665" table:formula="of:=[.C32]+2054" table:style-name="ce3">
            <text:p>$3,720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At 63.5</text:p>
          </table:table-cell>
          <table:table-cell table:style-name="ce1"/>
          <table:table-cell office:value-type="currency" office:value="5188.0101666666669" table:formula="of:=[.D22]-[.$D$10]" table:style-name="ce3">
            <text:p>$5,188</text:p>
          </table:table-cell>
          <table:table-cell office:value-type="currency" office:value="7330.5101666666669" table:formula="of:=[.C33]+(AVERAGE(2231; 2054))" table:style-name="ce3">
            <text:p>$7,33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At 64</text:p>
          </table:table-cell>
          <table:table-cell table:style-name="ce1"/>
          <table:table-cell office:value-type="currency" office:value="12233.010166666667" table:formula="of:=[.D23]-[.$D$10]" table:style-name="ce3">
            <text:p>$12,233</text:p>
          </table:table-cell>
          <table:table-cell office:value-type="currency" office:value="14464.010166666667" table:formula="of:=[.C34]+2231" table:style-name="ce3">
            <text:p>$14,464</text:p>
          </table:table-cell>
          <table:table-cell table:number-columns-repeated="16380"/>
        </table:table-row>
        <table:table-row table:number-rows-repeated="1048542" table:style-name="ro2">
          <table:table-cell table:number-columns-repeated="16384"/>
        </table:table-row>
      </table:table>
      <table:table table:name="One_Time_Expenses" table:style-name="ta1">
        <table:table-column table:style-name="co7" table:default-cell-style-name="ce1"/>
        <table:table-column table:style-name="co5" table:default-cell-style-name="ce1"/>
        <table:table-column table:style-name="co8" table:default-cell-style-name="ce1"/>
        <table:table-column table:style-name="co6" table:number-columns-repeated="16381" table:default-cell-style-name="ce1"/>
        <table:table-row table:style-name="ro2">
          <table:table-cell office:value-type="string" table:style-name="ce1">
            <text:p>Item</text:p>
          </table:table-cell>
          <table:table-cell office:value-type="string" table:style-name="ce1">
            <text:p>Cost</text:p>
          </table:table-cell>
          <table:table-cell office:value-type="string" table:style-name="ce1">
            <text:p>Notes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MacBook Pro</text:p>
          </table:table-cell>
          <table:table-cell office:value-type="float" office:value="3200" table:style-name="ce1">
            <text:p>3200</text:p>
          </table:table-cell>
          <table:table-cell office:value-type="string" table:style-name="ce1">
            <text:p>Estimated, with accessories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amtasia Studio Upgrade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Estimated, with accessories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Hosting Initial Est Minimal Reserved RD and EC2</text:p>
          </table:table-cell>
          <table:table-cell office:value-type="float" office:value="119" table:style-name="ce1">
            <text:p>119</text:p>
          </table:table-cell>
          <table:table-cell office:value-type="string" table:style-name="ce1">
            <text:p>This may be low if site takes off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TEFL Cert</text:p>
          </table:table-cell>
          <table:table-cell office:value-type="float" office:value="500" table:style-name="ce1">
            <text:p>500</text:p>
          </table:table-cell>
          <table:table-cell table:number-columns-repeated="16382" table:style-name="ce1"/>
        </table:table-row>
        <table:table-row table:number-rows-repeated="1048571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Liberation Serif" svg:font-family="&quot;Liberation Serif&quot;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en" number:country="US">
      <number:currency-symbol number:language="en" number:country="US">$</number:currency-symbol>
      <number:number number:decimal-places="0" number:min-integer-digits="1" number:grouping="true"/>
    </number:currency-style>
    <number:currency-style style:name="N36" number:language="en" number:country="US"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36P0"/>
    </number:currency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929</meta:generator>
    <dc:creator>John Lockwood</dc:creator>
    <meta:creation-date>2021-03-07T15:13:30Z</meta:creation-date>
    <dc:date>2021-05-24T13:44:15Z</dc:date>
    <meta:editing-cycles>4</meta:editing-cycles>
    <meta:editing-duration>PT791S</meta:editing-duration>
  </office:meta>
</office:document-meta>
</file>